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rsid="00054add" officeooo:paragraph-rsid="00054add"/>
    </style:style>
    <style:style style:name="P2" style:family="paragraph" style:parent-style-name="Standard">
      <style:text-properties officeooo:rsid="00054add" officeooo:paragraph-rsid="0006f550"/>
    </style:style>
    <style:style style:name="P3" style:family="paragraph" style:parent-style-name="Standard">
      <style:text-properties officeooo:rsid="00054add" officeooo:paragraph-rsid="000ccdaf"/>
    </style:style>
    <style:style style:name="P4" style:family="paragraph" style:parent-style-name="Standard">
      <style:text-properties style:text-underline-style="solid" style:text-underline-width="auto" style:text-underline-color="font-color" officeooo:rsid="00054add" officeooo:paragraph-rsid="000ccdaf"/>
    </style:style>
    <style:style style:name="P5" style:family="paragraph" style:parent-style-name="Standard">
      <style:text-properties style:text-underline-style="solid" style:text-underline-width="auto" style:text-underline-color="font-color" officeooo:rsid="00054add" officeooo:paragraph-rsid="0034dc9d"/>
    </style:style>
    <style:style style:name="P6" style:family="paragraph" style:parent-style-name="Standard">
      <style:text-properties style:text-underline-style="solid" style:text-underline-width="auto" style:text-underline-color="font-color" officeooo:rsid="000ccdaf" officeooo:paragraph-rsid="00104917"/>
    </style:style>
    <style:style style:name="P7" style:family="paragraph" style:parent-style-name="Standard">
      <style:text-properties style:text-underline-style="solid" style:text-underline-width="auto" style:text-underline-color="font-color" officeooo:rsid="0018db93" officeooo:paragraph-rsid="00276731"/>
    </style:style>
    <style:style style:name="P8" style:family="paragraph" style:parent-style-name="Standard">
      <style:text-properties officeooo:rsid="0006f550" officeooo:paragraph-rsid="0006f550"/>
    </style:style>
    <style:style style:name="P9" style:family="paragraph" style:parent-style-name="Standard">
      <style:text-properties officeooo:rsid="0006f550" officeooo:paragraph-rsid="001be956"/>
    </style:style>
    <style:style style:name="P10" style:family="paragraph" style:parent-style-name="Standard">
      <style:text-properties officeooo:rsid="0006f550" officeooo:paragraph-rsid="0023ecda"/>
    </style:style>
    <style:style style:name="P11" style:family="paragraph" style:parent-style-name="Standard">
      <style:text-properties officeooo:rsid="00088bc5" officeooo:paragraph-rsid="00276731"/>
    </style:style>
    <style:style style:name="P12" style:family="paragraph" style:parent-style-name="Standard">
      <style:text-properties officeooo:rsid="001a9c0b" officeooo:paragraph-rsid="00276731"/>
    </style:style>
    <style:style style:name="P13" style:family="paragraph" style:parent-style-name="Standard">
      <style:text-properties officeooo:rsid="002ac480" officeooo:paragraph-rsid="002ac480"/>
    </style:style>
    <style:style style:name="P14" style:family="paragraph" style:parent-style-name="Standard">
      <style:text-properties officeooo:rsid="002b01aa" officeooo:paragraph-rsid="002b01aa"/>
    </style:style>
    <style:style style:name="P15" style:family="paragraph" style:parent-style-name="Standard">
      <style:text-properties officeooo:rsid="002d10e3" officeooo:paragraph-rsid="002d10e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d367"/>
    </style:style>
    <style:style style:name="T3" style:family="text">
      <style:text-properties style:text-underline-style="none" officeooo:rsid="0006f550"/>
    </style:style>
    <style:style style:name="T4" style:family="text">
      <style:text-properties style:text-underline-style="none" officeooo:rsid="000ccdaf"/>
    </style:style>
    <style:style style:name="T5" style:family="text">
      <style:text-properties style:text-underline-style="none" officeooo:rsid="000e9d4f"/>
    </style:style>
    <style:style style:name="T6" style:family="text">
      <style:text-properties style:text-underline-style="none" officeooo:rsid="001021b6"/>
    </style:style>
    <style:style style:name="T7" style:family="text">
      <style:text-properties style:text-underline-style="none" officeooo:rsid="00104917"/>
    </style:style>
    <style:style style:name="T8" style:family="text">
      <style:text-properties style:text-underline-style="none" officeooo:rsid="0010c6d7"/>
    </style:style>
    <style:style style:name="T9" style:family="text">
      <style:text-properties style:text-underline-style="none" officeooo:rsid="0012eccc"/>
    </style:style>
    <style:style style:name="T10" style:family="text">
      <style:text-properties style:text-underline-style="none" officeooo:rsid="0024b4c4"/>
    </style:style>
    <style:style style:name="T11" style:family="text">
      <style:text-properties style:text-underline-style="none" officeooo:rsid="000a6f02"/>
    </style:style>
    <style:style style:name="T12" style:family="text">
      <style:text-properties style:text-underline-style="none" officeooo:rsid="002c3b7b"/>
    </style:style>
    <style:style style:name="T13" style:family="text">
      <style:text-properties style:text-underline-style="none" officeooo:rsid="002e68fc"/>
    </style:style>
    <style:style style:name="T14" style:family="text">
      <style:text-properties style:text-underline-style="none" officeooo:rsid="00304c5c"/>
    </style:style>
    <style:style style:name="T15" style:family="text">
      <style:text-properties style:text-underline-style="none" officeooo:rsid="003236e8"/>
    </style:style>
    <style:style style:name="T16" style:family="text">
      <style:text-properties style:text-underline-style="none" officeooo:rsid="0032afc6"/>
    </style:style>
    <style:style style:name="T17" style:family="text">
      <style:text-properties style:text-underline-style="none" officeooo:rsid="00336a9d"/>
    </style:style>
    <style:style style:name="T18" style:family="text">
      <style:text-properties style:text-underline-style="none" officeooo:rsid="00346a46"/>
    </style:style>
    <style:style style:name="T19" style:family="text">
      <style:text-properties style:text-underline-style="none" officeooo:rsid="0034dc9d"/>
    </style:style>
    <style:style style:name="T20" style:family="text">
      <style:text-properties style:text-underline-style="none" officeooo:rsid="00365805"/>
    </style:style>
    <style:style style:name="T21" style:family="text">
      <style:text-properties officeooo:rsid="0006cb19"/>
    </style:style>
    <style:style style:name="T22" style:family="text">
      <style:text-properties officeooo:rsid="00088bc5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1a9c0b"/>
    </style:style>
    <style:style style:name="T25" style:family="text">
      <style:text-properties style:text-position="super 58%" officeooo:rsid="001bb437"/>
    </style:style>
    <style:style style:name="T26" style:family="text">
      <style:text-properties style:text-position="super 58%" officeooo:rsid="001e7b4c"/>
    </style:style>
    <style:style style:name="T27" style:family="text">
      <style:text-properties officeooo:rsid="001a9c0b"/>
    </style:style>
    <style:style style:name="T28" style:family="text">
      <style:text-properties officeooo:rsid="001bb437"/>
    </style:style>
    <style:style style:name="T29" style:family="text">
      <style:text-properties officeooo:rsid="001bc5ca"/>
    </style:style>
    <style:style style:name="T30" style:family="text">
      <style:text-properties officeooo:rsid="001be956"/>
    </style:style>
    <style:style style:name="T31" style:family="text">
      <style:text-properties officeooo:rsid="001e7b4c"/>
    </style:style>
    <style:style style:name="T32" style:family="text">
      <style:text-properties officeooo:rsid="001ea01a"/>
    </style:style>
    <style:style style:name="T33" style:family="text">
      <style:text-properties officeooo:rsid="0024b4c4"/>
    </style:style>
    <style:style style:name="T34" style:family="text">
      <style:text-properties officeooo:rsid="0025aa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___________________________________________________________________________________</text:span><text:span text:style-name="T19">Combo Academy</text:span></text:p>
      <text:p text:style-name="P5"><text:span text:style-name="T1"/></text:p>
      <text:p text:style-name="P5"><text:span text:style-name="T1">___________________________________________________________________________________</text:span><text:span text:style-name="T4">Disclaimer</text:span></text:p>
      <text:p text:style-name="P5"><text:span text:style-name="T4"/></text:p>
      <text:p text:style-name="P6"><text:span text:style-name="T1">This is </text:span><text:span text:style-name="T7">the</text:span><text:span text:style-name="T1"> standard format for the game </text:span><text:span text:style-name="T8">Combo Academy</text:span><text:span text:style-name="T1">.</text:span></text:p>
      <text:p text:style-name="P6"><text:span text:style-name="T6">Having a standard format is good for community building since players will have something in common </text:span><text:span text:style-name="T9">to play, talk about and improve</text:span><text:span text:style-name="T6">, </text:span><text:span text:style-name="T1">but it doesn’t mean </text:span><text:span text:style-name="T6">that </text:span><text:span text:style-name="T1">you can’t try to find the format that best suites your </text:span><text:span text:style-name="T5">expectations </text:span><text:span text:style-name="T6">when you’re just having fun with friends</text:span><text:span text:style-name="T1">. </text:span><text:span text:style-name="T7">Go nuts!</text:span></text:p>
      <text:p text:style-name="P4"><text:span text:style-name="T1"/></text:p>
      <text:p text:style-name="P4"><text:span text:style-name="T1">___________________________________________________________________________________</text:span><text:span text:style-name="T2">Basic r</text:span><text:span text:style-name="T1">ules</text:span></text:p>
      <text:p text:style-name="P3"><text:span text:style-name="T1"/></text:p>
      <text:p text:style-name="P1">1. This is a competitive <text:span text:style-name="T21">turn-based </text:span>card game for 2 people.</text:p>
      <text:p text:style-name="P1">2. Each player must have a 30 card deck to play.</text:p>
      <text:p text:style-name="P1">3. There can only be 3 copies of each card in a deck.</text:p>
      <text:p text:style-name="P1">4. There can only be 1 copy of an exotic card in a deck.</text:p>
      <text:p text:style-name="P1">5. Exotic cards have asterisks around their names.</text:p>
      <text:p text:style-name="P13">6. A turn is what one player does per round.</text:p>
      <text:p text:style-name="P13">7. A round is the combination of both players’ turns.</text:p>
      <text:p text:style-name="P14"><text:span text:style-name="T1">8. A player cannot </text:span><text:span text:style-name="T13">act </text:span><text:span text:style-name="T1">during the foe’s turn, </text:span><text:span text:style-name="T12">e</text:span><text:span text:style-name="T1">xcept</text:span><text:span text:style-name="T12"> </text:span><text:span text:style-name="T13">for activating </text:span><text:span text:style-name="T15">some specific </text:span><text:span text:style-name="T13">pre-played </text:span><text:span text:style-name="T12">trap</text:span><text:span text:style-name="T1"> card</text:span><text:span text:style-name="T12">s</text:span><text:span text:style-name="T1">.</text:span></text:p>
      <text:p text:style-name="P15"><text:span text:style-name="T1">9. Trap cards are pla</text:span><text:span text:style-name="T14">y</text:span><text:span text:style-name="T1">ed </text:span><text:span text:style-name="T13">(face down)</text:span><text:span text:style-name="T1"> during the player’s turn, but </text:span><text:span text:style-name="T16">may</text:span><text:span text:style-name="T15"> be </text:span><text:span text:style-name="T1">activated </text:span><text:span text:style-name="T18">at</text:span><text:span text:style-name="T16"> different </text:span><text:span text:style-name="T17">times</text:span><text:span text:style-name="T1">.</text:span></text:p>
      <text:p text:style-name="P2"><text:span text:style-name="T1"/></text:p>
      <text:p text:style-name="P2"><text:span text:style-name="T1">___________________________________________________________________________________</text:span><text:span text:style-name="T3">Combat </text:span><text:span text:style-name="T2">r</text:span><text:span text:style-name="T1">ules</text:span></text:p>
      <text:p text:style-name="P2"/>
      <text:p text:style-name="P8">1. Both decks are shuffled.</text:p>
      <text:p text:style-name="P9"><text:span text:style-name="T30">2</text:span>. The challenger is the <text:span text:style-name="T28">1</text:span><text:span text:style-name="T25">st</text:span><text:span text:style-name="T28"> </text:span>player.</text:p>
      <text:p text:style-name="P10"><text:span text:style-name="T33">3</text:span>. <text:span text:style-name="T32">In the 1</text:span><text:span text:style-name="T26">st</text:span><text:span text:style-name="T31"> turn the 1</text:span><text:span text:style-name="T26">st</text:span><text:span text:style-name="T31"> player draws 5 cards and play</text:span>.</text:p>
      <text:p text:style-name="P8"><text:span text:style-name="T33">4</text:span>. <text:span text:style-name="T32">In the 2</text:span><text:span text:style-name="T24">nd</text:span><text:span text:style-name="T27"> turn the 2</text:span><text:span text:style-name="T24">nd</text:span><text:span text:style-name="T27"> player draws</text:span> <text:span text:style-name="T29">7</text:span> card<text:span text:style-name="T31">s and play</text:span>.</text:p>
      <text:p text:style-name="P8"><text:span text:style-name="T33">5</text:span>. <text:span text:style-name="T32">Henceforth</text:span> <text:span text:style-name="T22">every turn has a standard draw.</text:span></text:p>
      <text:p text:style-name="P11"><text:span text:style-name="T33">6</text:span>. In a standard draw, a player draws until there are 5 cards in hand.</text:p>
      <text:p text:style-name="P12"><text:span text:style-name="T33">7</text:span>. <text:span text:style-name="T34">C</text:span>ards may be drawn by card effects <text:span text:style-name="T34">e</text:span>very turn (including 1<text:span text:style-name="T23">st</text:span> and 2<text:span text:style-name="T23">nd</text:span> <text:span text:style-name="T34">turns</text:span>).</text:p>
      <text:p text:style-name="P7"><text:span text:style-name="T10">8</text:span><text:span text:style-name="T1">. </text:span><text:span text:style-name="T11">There is a 10 card limit to each player’s ha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5:05:36.050612964</meta:creation-date>
    <dc:date>2018-07-19T06:33:35.460753340</dc:date>
    <meta:editing-duration>PT1H7M4S</meta:editing-duration>
    <meta:editing-cycles>46</meta:editing-cycles>
    <meta:generator>LibreOffice/6.0.5.2$Linux_X86_64 LibreOffice_project/00m0$Build-2</meta:generator>
    <meta:document-statistic meta:table-count="0" meta:image-count="0" meta:object-count="0" meta:page-count="1" meta:paragraph-count="23" meta:word-count="264" meta:character-count="1700" meta:non-whitespace-character-count="1459"/>
  </office:meta>
</office:document-meta>
</file>